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29bb1"/>
    </style:style>
    <style:style style:name="T2" style:family="text">
      <style:text-properties style:font-name="Liberation Serif1" officeooo:rsid="00029bb1" style:font-name-asian="Liberation Serif1" style:font-name-complex="Liberation Serif1"/>
    </style:style>
    <style:style style:name="T3" style:family="text">
      <style:text-properties style:font-name="Liberation Serif1" fo:font-style="italic" officeooo:rsid="00029bb1" style:font-name-asian="Liberation Serif1" style:font-style-asian="italic" style:font-name-complex="Liberation Serif1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29bb1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is is a brute force implementation problem. </text:p>
      <text:p text:style-name="Text_20_body">For each pair<text:span text:style-name="T4"> </text:span><text:bookmark text:name="MathJax-Element-1-Frame"/><text:span text:style-name="T5">i,j</text:span><text:span text:style-name="T1"> </text:span>such that <text:bookmark text:name="MathJax-Element-2-Frame"/><text:span text:style-name="T5">i </text:span><text:span text:style-name="T3">≠</text:span><text:span text:style-name="T5"> j</text:span><text:span text:style-name="T1"> </text:span>we check the number of unique subjects and update <text:bookmark text:name="MathJax-Element-3-Frame"/><text:span text:style-name="T5">max</text:span><text:span text:style-name="T1"> </text:span>along with its count. </text:p>
      <text:p text:style-name="Text_20_body">See the code for details.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0:24:02.212372954</dc:date>
    <meta:editing-duration>PT1M57S</meta:editing-duration>
    <meta:editing-cycles>1</meta:editing-cycles>
    <meta:document-statistic meta:table-count="0" meta:image-count="0" meta:object-count="0" meta:page-count="1" meta:paragraph-count="3" meta:word-count="35" meta:character-count="182" meta:non-whitespace-character-count="147"/>
    <meta:generator>LibreOffice/5.1.3.2$Linux_X86_64 LibreOffice_project/10m0$Build-2</meta:generator>
  </office:meta>
</office:document-meta>
</file>